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en" style:country-complex="US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0c0c0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fo:font-size="10pt" fo:font-weight="bold" fo:country="none" style:country-asian="none" style:font-name-asian="Times New Roman" style:font-size-asian="12pt" style:font-weight-asian="bold"/>
    </style:style>
    <style:style style:name="T2" style:family="text">
      <style:text-properties fo:color="#000000" fo:font-size="10pt" fo:font-weight="bold" fo:country="none" style:country-asian="none" style:font-weight-asian="bold" style:font-name-asian="Cambria" style:font-size-asian="10pt" style:font-size-complex="10pt" style:font-weight-complex="bold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108.39mm" svg:y="6.1mm">
            <loext:p draw:notify-on-update-of-ranges="Hoja1.A14:Hoja1.A16 Hoja1.B13:Hoja1.B13 Hoja1.B14:Hoja1.B16 Hoja1.C13:Hoja1.C13 Hoja1.C14:Hoja1.C16 Hoja1.D13:Hoja1.D13 Hoja1.D14:Hoja1.D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ce7"/>
        <table:table-row table:style-name="ro1">
          <table:table-cell office:value-type="string" calcext:value-type="string">
            <text:p>Chunk</text:p>
          </table:table-cell>
          <table:table-cell table:style-name="ce6" office:value-type="string" calcext:value-type="string">
            <text:p><text:span text:style-name="T1">Static</text:span><text:span text:style-name="T2"> </text:span></text:p>
          </table:table-cell>
          <table:table-cell table:style-name="ce10" office:value-type="string" calcext:value-type="string">
            <text:p>Dynamic</text:p>
          </table:table-cell>
          <table:table-cell table:style-name="ce1" office:value-type="string" calcext:value-type="string">
            <text:p>Guided</text:p>
          </table:table-cell>
        </table:table-row>
        <table:table-row table:style-name="ro2">
          <table:table-cell table:style-name="ce2" office:value-type="string" calcext:value-type="string">
            <text:p>por defecto</text:p>
          </table:table-cell>
          <table:table-cell office:value-type="float" office:value="1.36128585" calcext:value-type="float">
            <text:p>1,36128585</text:p>
          </table:table-cell>
          <table:table-cell office:value-type="float" office:value="2.09531216" calcext:value-type="float">
            <text:p>2,09531216</text:p>
          </table:table-cell>
          <table:table-cell office:value-type="float" office:value="1.550302073" calcext:value-type="float">
            <text:p>1,550302073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float" office:value="2.437089629" calcext:value-type="float">
            <text:p>2,437089629</text:p>
          </table:table-cell>
          <table:table-cell table:style-name="ce8" office:value-type="float" office:value="1.994670678" calcext:value-type="float">
            <text:p>1,994670678</text:p>
          </table:table-cell>
          <table:table-cell table:style-name="ce8" office:value-type="float" office:value="2.030737881" calcext:value-type="float">
            <text:p>2,030737881</text:p>
          </table:table-cell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9" office:value-type="float" office:value="2.626403175" calcext:value-type="float">
            <text:p>2,626403175</text:p>
          </table:table-cell>
          <table:table-cell table:style-name="ce9" office:value-type="float" office:value="1.780157283" calcext:value-type="float">
            <text:p>1,780157283</text:p>
          </table:table-cell>
          <table:table-cell table:style-name="ce9" office:value-type="float" office:value="1.745690607" calcext:value-type="float">
            <text:p>1,745690607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Chunk</text:p>
          </table:table-cell>
          <table:table-cell table:style-name="ce6" office:value-type="string" calcext:value-type="string">
            <text:p><text:span text:style-name="T1">Static</text:span><text:span text:style-name="T2"> </text:span></text:p>
          </table:table-cell>
          <table:table-cell table:style-name="ce10" office:value-type="string" calcext:value-type="string">
            <text:p>Dynamic</text:p>
          </table:table-cell>
          <table:table-cell table:style-name="ce1" office:value-type="string" calcext:value-type="string">
            <text:p>Guided</text:p>
          </table:table-cell>
        </table:table-row>
        <table:table-row table:style-name="ro2">
          <table:table-cell table:style-name="ce2" office:value-type="string" calcext:value-type="string">
            <text:p>por defecto</text:p>
          </table:table-cell>
          <table:table-cell office:value-type="float" office:value="1.370379806" calcext:value-type="float">
            <text:p>1,370379806</text:p>
          </table:table-cell>
          <table:table-cell office:value-type="float" office:value="2.105185982" calcext:value-type="float">
            <text:p>2,105185982</text:p>
          </table:table-cell>
          <table:table-cell office:value-type="float" office:value="2.330846678" calcext:value-type="float">
            <text:p>2,330846678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float" office:value="2.775476683" calcext:value-type="float">
            <text:p>2,775476683</text:p>
          </table:table-cell>
          <table:table-cell table:style-name="ce8" office:value-type="float" office:value="2.128905144" calcext:value-type="float">
            <text:p>2,128905144</text:p>
          </table:table-cell>
          <table:table-cell table:style-name="ce8" office:value-type="float" office:value="1.966849491" calcext:value-type="float">
            <text:p>1,966849491</text:p>
          </table:table-cell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9" office:value-type="float" office:value="2.772170253" calcext:value-type="float">
            <text:p>2,772170253</text:p>
          </table:table-cell>
          <table:table-cell table:style-name="ce9" office:value-type="float" office:value="1.789409146" calcext:value-type="float">
            <text:p>1,789409146</text:p>
          </table:table-cell>
          <table:table-cell table:style-name="ce9" office:value-type="float" office:value="2.393865705" calcext:value-type="float">
            <text:p>2,393865705</text:p>
          </table:table-cell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5" office:value-type="string" calcext:value-type="string" table:number-columns-spanned="4" table:number-rows-spanned="1">
            <text:p>MEDIA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Chunk</text:p>
          </table:table-cell>
          <table:table-cell table:style-name="ce6" office:value-type="string" calcext:value-type="string">
            <text:p><text:span text:style-name="T1">Static</text:span><text:span text:style-name="T2"> </text:span></text:p>
          </table:table-cell>
          <table:table-cell table:style-name="ce10" office:value-type="string" calcext:value-type="string">
            <text:p>Dynamic</text:p>
          </table:table-cell>
          <table:table-cell table:style-name="ce1" office:value-type="string" calcext:value-type="string">
            <text:p>Guided</text:p>
          </table:table-cell>
        </table:table-row>
        <table:table-row table:style-name="ro2">
          <table:table-cell table:style-name="ce2" office:value-type="string" calcext:value-type="string">
            <text:p>por defecto</text:p>
          </table:table-cell>
          <table:table-cell table:formula="of:=([.B2]+[.B7])/2" office:value-type="float" office:value="1.365832828" calcext:value-type="float">
            <text:p>1,365832828</text:p>
          </table:table-cell>
          <table:table-cell table:formula="of:=([.C2]+[.C7])/2" office:value-type="float" office:value="2.100249071" calcext:value-type="float">
            <text:p>2,100249071</text:p>
          </table:table-cell>
          <table:table-cell table:formula="of:=([.D2]+[.D7])/2" office:value-type="float" office:value="1.9405743755" calcext:value-type="float">
            <text:p>1,9405743755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formula="of:=([.B3]+[.B8])/2" office:value-type="float" office:value="2.606283156" calcext:value-type="float">
            <text:p>2,606283156</text:p>
          </table:table-cell>
          <table:table-cell table:formula="of:=([.C3]+[.C8])/2" office:value-type="float" office:value="2.061787911" calcext:value-type="float">
            <text:p>2,061787911</text:p>
          </table:table-cell>
          <table:table-cell table:formula="of:=([.D3]+[.D8])/2" office:value-type="float" office:value="1.998793686" calcext:value-type="float">
            <text:p>1,998793686</text:p>
          </table:table-cell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formula="of:=([.B4]+[.B9])/2" office:value-type="float" office:value="2.699286714" calcext:value-type="float">
            <text:p>2,699286714</text:p>
          </table:table-cell>
          <table:table-cell table:formula="of:=([.C4]+[.C9])/2" office:value-type="float" office:value="1.7847832145" calcext:value-type="float">
            <text:p>1,7847832145</text:p>
          </table:table-cell>
          <table:table-cell table:formula="of:=([.D4]+[.D9])/2" office:value-type="float" office:value="2.069778156" calcext:value-type="float">
            <text:p>2,0697781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12:46:06.8834042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22:45:27.976947422</meta:creation-date>
    <dc:date>2017-05-05T12:58:18.968052735</dc:date>
    <meta:editing-duration>PT20M28S</meta:editing-duration>
    <meta:editing-cycles>2</meta:editing-cycles>
    <meta:generator>LibreOffice/5.1.6.2$Linux_X86_64 LibreOffice_project/10m0$Build-2</meta:generator>
    <meta:document-statistic meta:table-count="1" meta:cell-count="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55cm" svg:y="0.316cm" chart:style-name="ch2">
          <text:p>Gráfica Schedule pmtv</text:p>
        </chart:title>
        <chart:legend chart:legend-position="end" svg:x="13.896cm" svg:y="3.703cm" style:legend-expansion="high" chart:style-name="ch3"/>
        <chart:plot-area chart:style-name="ch4" table:cell-range-address="Hoja1.A13:Hoja1.D16" chart:data-source-has-labels="both" svg:x="1.331cm" svg:y="1.275cm" svg:width="12.245cm" svg:height="6.5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17cm" svg:y="1.275cm" svg:width="11.399cm" svg:height="5.91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6.919cm" svg:y="8.019cm" chart:style-name="ch6">
              <text:p>Chunk</text:p>
            </chart:title>
            <chart:categories table:cell-range-address="Hoja1.A14:Hoja1.A16"/>
          </chart:axis>
          <chart:axis chart:dimension="y" chart:name="primary-y" chart:style-name="ch7">
            <chart:title svg:x="0.451cm" svg:y="5.368cm" chart:style-name="ch8">
              <text:p>Tiempo (s)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Hoja1.B14:Hoja1.B16" chart:label-cell-address="Hoja1.B13:Hoja1.B13" chart:class="chart:bar">
            <chart:data-point chart:repeated="3"/>
          </chart:series>
          <chart:series chart:style-name="ch11" chart:values-cell-range-address="Hoja1.C14:Hoja1.C16" chart:label-cell-address="Hoja1.C13:Hoja1.C13" chart:class="chart:bar">
            <chart:data-point chart:repeated="3"/>
          </chart:series>
          <chart:series chart:style-name="ch12" chart:values-cell-range-address="Hoja1.D14:Hoja1.D16" chart:label-cell-address="Hoja1.D13:Hoja1.D13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 </text:p>
                <draw:g>
                  <svg:desc>Hoja1.B13:Hoja1.B13</svg:desc>
                </draw:g>
              </table:table-cell>
              <table:table-cell office:value-type="string">
                <text:p>Dynamic</text:p>
                <draw:g>
                  <svg:desc>Hoja1.C13:Hoja1.C13</svg:desc>
                </draw:g>
              </table:table-cell>
              <table:table-cell office:value-type="string">
                <text:p>Guided</text:p>
                <draw:g>
                  <svg:desc>Hoja1.D13:Hoja1.D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r defecto</text:p>
                <draw:g>
                  <svg:desc>Hoja1.A14:Hoja1.A16</svg:desc>
                </draw:g>
              </table:table-cell>
              <table:table-cell office:value-type="float" office:value="1.365832828">
                <text:p>1.365832828</text:p>
                <draw:g>
                  <svg:desc>Hoja1.B14:Hoja1.B16</svg:desc>
                </draw:g>
              </table:table-cell>
              <table:table-cell office:value-type="float" office:value="2.100249071">
                <text:p>2.100249071</text:p>
                <draw:g>
                  <svg:desc>Hoja1.C14:Hoja1.C16</svg:desc>
                </draw:g>
              </table:table-cell>
              <table:table-cell office:value-type="float" office:value="1.9405743755">
                <text:p>1.9405743755</text:p>
                <draw:g>
                  <svg:desc>Hoja1.D14:Hoja1.D1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606283156">
                <text:p>2.606283156</text:p>
              </table:table-cell>
              <table:table-cell office:value-type="float" office:value="2.061787911">
                <text:p>2.061787911</text:p>
              </table:table-cell>
              <table:table-cell office:value-type="float" office:value="1.998793686">
                <text:p>1.99879368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.699286714">
                <text:p>2.699286714</text:p>
              </table:table-cell>
              <table:table-cell office:value-type="float" office:value="1.7847832145">
                <text:p>1.7847832145</text:p>
              </table:table-cell>
              <table:table-cell office:value-type="float" office:value="2.069778156">
                <text:p>2.0697781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